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 style:data-style-name="N60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4*"/>
    </style:style>
    <style:style style:name="Table2.B" style:family="table-column">
      <style:table-column-properties style:column-width="1.7313in" style:rel-column-width="1638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 style:data-style-name="N60">
      <style:table-cell-properties fo:padding="0.0382in" fo:border-left="0.0007in solid #000000" fo:border-right="none" fo:border-top="none" fo:border-bottom="0.0007in solid #000000"/>
    </style:style>
    <style:style style:name="Table2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4*"/>
    </style:style>
    <style:style style:name="Table3.B" style:family="table-column">
      <style:table-column-properties style:column-width="1.7313in" style:rel-column-width="1638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4*"/>
    </style:style>
    <style:style style:name="Table4.C" style:family="table-column">
      <style:table-column-properties style:column-width="1.7313in" style:rel-column-width="1638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D1" style:family="table-cell">
      <style:table-cell-properties fo:padding="0.0382in" fo:border="0.0007in solid #000000"/>
    </style:style>
    <style:style style:name="Table4.A2" style:family="table-cell" style:data-style-name="N60">
      <style:table-cell-properties fo:padding="0.0382in" fo:border-left="0.0007in solid #000000" fo:border-right="none" fo:border-top="none" fo:border-bottom="0.0007in solid #000000"/>
    </style:style>
    <style:style style:name="Table4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D1" style:family="table-cell">
      <style:table-cell-properties fo:padding="0.0382in" fo:border="0.0007in solid #000000"/>
    </style:style>
    <style:style style:name="Table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D1" style:family="table-cell">
      <style:table-cell-properties fo:padding="0.0382in" fo:border="0.0007in solid #000000"/>
    </style:style>
    <style:style style:name="Table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none" fo:border-top="none" fo:border-bottom="0.0007in solid #000000"/>
    </style:style>
    <style:style style:name="Table6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D1" style:family="table-cell">
      <style:table-cell-properties fo:padding="0.0382in" fo:border="0.0007in solid #000000"/>
    </style:style>
    <style:style style:name="Table7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none" fo:border-top="none" fo:border-bottom="0.0007in solid #000000"/>
    </style:style>
    <style:style style:name="Table7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D1" style:family="table-cell">
      <style:table-cell-properties fo:padding="0.0382in" fo:border="0.0007in solid #000000"/>
    </style:style>
    <style:style style:name="Table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none" fo:border-top="none" fo:border-bottom="0.0007in solid #000000"/>
    </style:style>
    <style:style style:name="Table8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D1" style:family="table-cell">
      <style:table-cell-properties fo:padding="0.0382in" fo:border="0.0007in solid #000000"/>
    </style:style>
    <style:style style:name="Table9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none" fo:border-top="none" fo:border-bottom="0.0007in solid #000000"/>
    </style:style>
    <style:style style:name="Table9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7313in" style:rel-column-width="16383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D1" style:family="table-cell">
      <style:table-cell-properties fo:padding="0.0382in" fo:border="0.0007in solid #000000"/>
    </style:style>
    <style:style style:name="Table10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13in" style:rel-column-width="16383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D1" style:family="table-cell">
      <style:table-cell-properties fo:padding="0.0382in" fo:border="0.0007in solid #000000"/>
    </style:style>
    <style:style style:name="Table1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none" fo:border-top="none" fo:border-bottom="0.0007in solid #000000"/>
    </style:style>
    <style:style style:name="Table1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7313in" style:rel-column-width="16383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D1" style:family="table-cell">
      <style:table-cell-properties fo:padding="0.0382in" fo:border="0.0007in solid #000000"/>
    </style:style>
    <style:style style:name="Table1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none" fo:border-top="none" fo:border-bottom="0.0007in solid #000000"/>
    </style:style>
    <style:style style:name="Table12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7313in" style:rel-column-width="16383*"/>
    </style:style>
    <style:style style:name="Table1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3.D1" style:family="table-cell">
      <style:table-cell-properties fo:padding="0.0382in" fo:border="0.0007in solid #000000"/>
    </style:style>
    <style:style style:name="Table1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3.B2" style:family="table-cell">
      <style:table-cell-properties fo:padding="0.0382in" fo:border-left="0.0007in solid #000000" fo:border-right="none" fo:border-top="none" fo:border-bottom="0.0007in solid #000000"/>
    </style:style>
    <style:style style:name="Table13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1.7313in" style:rel-column-width="16383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D1" style:family="table-cell">
      <style:table-cell-properties fo:padding="0.0382in" fo:border="0.0007in solid #000000"/>
    </style:style>
    <style:style style:name="Table1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none" fo:border-top="none" fo:border-bottom="0.0007in solid #000000"/>
    </style:style>
    <style:style style:name="Table14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end" style:justify-single-word="false"/>
    </style:style>
    <style:style style:name="P5" style:family="paragraph" style:parent-style-name="Standard" style:list-style-name="L1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 style:list-style-name="L1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54230013323321064" text:style-name="L1">
        <text:list-header>
          <text:p text:style-name="P4">Michael Risher</text:p>
          <text:p text:style-name="P4">4/13/2016</text:p>
          <text:p text:style-name="P4">Mark Lehr</text:p>
          <text:p text:style-name="P5">CSC 17C Midterm</text:p>
        </text:list-header>
        <text:list-item>
          <text:p text:style-name="P7"><text:s/>Analysis for Problem 1</text:p>
        </text:list-item>
      </text:list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row>
          <table:table-cell table:style-name="Table4.A1" office:value-type="string">
            <text:p text:style-name="P3">N</text:p>
          </table:table-cell>
          <table:table-cell table:style-name="Table4.A1" office:value-type="string">
            <text:p text:style-name="P3">Difference</text:p>
          </table:table-cell>
          <table:table-cell table:style-name="Table4.A1" office:value-type="string">
            <text:p text:style-name="P3">Total Operations</text:p>
          </table:table-cell>
          <table:table-cell table:style-name="Table4.D1" office:value-type="string">
            <text:p text:style-name="P3">Time seconds</text:p>
          </table:table-cell>
        </table:table-row>
        <table:table-row>
          <table:table-cell table:style-name="Table4.A2" office:value-type="float" office:value="1000000">
            <text:p text:style-name="P3">1.00E+006</text:p>
          </table:table-cell>
          <table:table-cell table:style-name="Table4.B2">
            <text:p text:style-name="P3"/>
          </table:table-cell>
          <table:table-cell table:style-name="Table4.B2" office:value-type="float" office:value="29000000">
            <text:p text:style-name="P3">29000000</text:p>
          </table:table-cell>
          <table:table-cell table:style-name="Table4.D2" office:value-type="float" office:value="0">
            <text:p text:style-name="P3">0</text:p>
          </table:table-cell>
        </table:table-row>
        <table:table-row>
          <table:table-cell table:style-name="Table4.A2" office:value-type="float" office:value="2000000">
            <text:p text:style-name="P3">2.00E+006</text:p>
          </table:table-cell>
          <table:table-cell table:style-name="Table4.B2" table:formula="ooow:&lt;C3&gt;-&lt;C2&gt;" office:value-type="float" office:value="29000000">
            <text:p text:style-name="P3">29000000</text:p>
          </table:table-cell>
          <table:table-cell table:style-name="Table4.B2" office:value-type="float" office:value="58000000">
            <text:p text:style-name="P3">58000000</text:p>
          </table:table-cell>
          <table:table-cell table:style-name="Table4.D2" office:value-type="float" office:value="1">
            <text:p text:style-name="P3">1</text:p>
          </table:table-cell>
        </table:table-row>
        <table:table-row>
          <table:table-cell table:style-name="Table4.A2" office:value-type="float" office:value="4000000">
            <text:p text:style-name="P3">4.00E+006</text:p>
          </table:table-cell>
          <table:table-cell table:style-name="Table4.B2" table:formula="ooow:&lt;C4&gt;-&lt;C3&gt;" office:value-type="float" office:value="58000000">
            <text:p text:style-name="P3">58000000</text:p>
          </table:table-cell>
          <table:table-cell table:style-name="Table4.B2" office:value-type="float" office:value="116000000">
            <text:p text:style-name="P3">116000000</text:p>
          </table:table-cell>
          <table:table-cell table:style-name="Table4.D2" office:value-type="float" office:value="1">
            <text:p text:style-name="P3">1</text:p>
          </table:table-cell>
        </table:table-row>
        <table:table-row>
          <table:table-cell table:style-name="Table4.A2" office:value-type="float" office:value="8000000">
            <text:p text:style-name="P3">8.00E+006</text:p>
          </table:table-cell>
          <table:table-cell table:style-name="Table4.B2" table:formula="ooow:&lt;C5&gt;-&lt;C4&gt;" office:value-type="float" office:value="116000000">
            <text:p text:style-name="P3">116000000</text:p>
          </table:table-cell>
          <table:table-cell table:style-name="Table4.B2" office:value-type="float" office:value="232000000">
            <text:p text:style-name="P3">232000000</text:p>
          </table:table-cell>
          <table:table-cell table:style-name="Table4.D2" office:value-type="float" office:value="2">
            <text:p text:style-name="P3">2</text:p>
          </table:table-cell>
        </table:table-row>
      </table:table>
      <text:list xml:id="list35558273" text:continue-numbering="true" text:style-name="L1">
        <text:list-header>
          <text:p text:style-name="P7"><draw:frame draw:style-name="fr2" draw:name="Object23" text:anchor-type="paragraph" svg:x="-0.0118in" svg:y="0.1299in" svg:width="6.302in" svg:height="2.178in" draw:z-index="22"><draw:object xlink:href="./Object 23" xlink:type="simple" xlink:show="embed" xlink:actuate="onLoad" draw:notify-on-update-of-ranges="Table4"/><draw:image xlink:href="./ObjectReplacements/Object 23" xlink:type="simple" xlink:show="embed" xlink:actuate="onLoad"/></draw:frame>So it is<draw:frame draw:style-name="fr3" draw:name="Object24" text:anchor-type="as-char" svg:y="-0.1484in" svg:width="0.4917in" svg:height="0.1902in" draw:z-index="23"><draw:object xlink:href="./Object 24" xlink:type="simple" xlink:show="embed" xlink:actuate="onLoad"/><draw:image xlink:href="./ObjectReplacements/Object 24" xlink:type="simple" xlink:show="embed" xlink:actuate="onLoad"/></draw:frame>as it doubles as I double N</text:p>
          <text:p text:style-name="P7"/>
        </text:list-header>
        <text:list-item>
          <text:p text:style-name="P7">See attached code for the power function</text:p>
        </text:list-item>
        <text:list-item>
          <text:p text:style-name="P7">Analysis for problem 3, see also code attached</text:p>
        </text:list-item>
      </text:list>
      <table:table table:name="Table5" table:style-name="Table5">
        <table:table-column table:style-name="Table5.A" table:number-columns-repeated="4"/>
        <table:table-row>
          <table:table-cell table:style-name="Table5.A1" office:value-type="string">
            <text:p text:style-name="P3">N</text:p>
          </table:table-cell>
          <table:table-cell table:style-name="Table5.A1" office:value-type="string">
            <text:p text:style-name="P3">Difference</text:p>
          </table:table-cell>
          <table:table-cell table:style-name="Table5.A1" office:value-type="string">
            <text:p text:style-name="P3">Total Operations</text:p>
          </table:table-cell>
          <table:table-cell table:style-name="Table5.D1" office:value-type="string">
            <text:p text:style-name="P3">Time seconds</text:p>
          </table:table-cell>
        </table:table-row>
        <table:table-row>
          <table:table-cell table:style-name="Table5.A2" office:value-type="float" office:value="1000">
            <text:p text:style-name="P3">1000</text:p>
          </table:table-cell>
          <table:table-cell table:style-name="Table5.B2" office:value-type="string">
            <text:p text:style-name="P3"/>
          </table:table-cell>
          <table:table-cell table:style-name="Table5.A2" office:value-type="float" office:value="65533000">
            <text:p text:style-name="P3">65533000</text:p>
          </table:table-cell>
          <table:table-cell table:style-name="Table5.D2" office:value-type="float" office:value="0">
            <text:p text:style-name="P3">0</text:p>
          </table:table-cell>
        </table:table-row>
        <table:table-row>
          <table:table-cell table:style-name="Table5.A2" office:value-type="float" office:value="2000">
            <text:p text:style-name="P3">2000</text:p>
          </table:table-cell>
          <table:table-cell table:style-name="Table5.A2" table:formula="ooow:&lt;C3&gt;-&lt;C2&gt;" office:value-type="float" office:value="65533000">
            <text:p text:style-name="P3">65533000</text:p>
          </table:table-cell>
          <table:table-cell table:style-name="Table5.A2" office:value-type="float" office:value="131066000">
            <text:p text:style-name="P3">131066000</text:p>
          </table:table-cell>
          <table:table-cell table:style-name="Table5.D2" office:value-type="float" office:value="1">
            <text:p text:style-name="P3">1</text:p>
          </table:table-cell>
        </table:table-row>
        <table:table-row>
          <table:table-cell table:style-name="Table5.A2" office:value-type="float" office:value="4000">
            <text:p text:style-name="P3">4000</text:p>
          </table:table-cell>
          <table:table-cell table:style-name="Table5.A2" table:formula="ooow:&lt;C4&gt;-&lt;C3&gt;" office:value-type="float" office:value="131066000">
            <text:p text:style-name="P3">131066000</text:p>
          </table:table-cell>
          <table:table-cell table:style-name="Table5.A2" office:value-type="float" office:value="262132000">
            <text:p text:style-name="P3">262132000</text:p>
          </table:table-cell>
          <table:table-cell table:style-name="Table5.D2" office:value-type="float" office:value="2">
            <text:p text:style-name="P3">2</text:p>
          </table:table-cell>
        </table:table-row>
        <table:table-row>
          <table:table-cell table:style-name="Table5.A2" office:value-type="float" office:value="8000">
            <text:p text:style-name="P3">8000</text:p>
          </table:table-cell>
          <table:table-cell table:style-name="Table5.A2" table:formula="ooow:&lt;C5&gt;-&lt;C4&gt;" office:value-type="float" office:value="262132000">
            <text:p text:style-name="P3">262132000</text:p>
          </table:table-cell>
          <table:table-cell table:style-name="Table5.A2" office:value-type="float" office:value="524264000">
            <text:p text:style-name="P3">524264000</text:p>
          </table:table-cell>
          <table:table-cell table:style-name="Table5.D2" office:value-type="float" office:value="3">
            <text:p text:style-name="P3">3</text:p>
          </table:table-cell>
        </table:table-row>
      </table:table>
      <text:list xml:id="list35550754" text:continue-numbering="true" text:style-name="L1">
        <text:list-header>
          <text:p text:style-name="P7"><draw:frame draw:style-name="fr2" draw:name="Object26" text:anchor-type="paragraph" svg:x="0.6445in" svg:y="0.1402in" svg:width="6.302in" svg:height="1.7508in" draw:z-index="25"><draw:object xlink:href="./Object 26" xlink:type="simple" xlink:show="embed" xlink:actuate="onLoad" draw:notify-on-update-of-ranges="Table5"/><draw:image xlink:href="./ObjectReplacements/Object 26" xlink:type="simple" xlink:show="embed" xlink:actuate="onLoad"/></draw:frame> So it is <draw:frame draw:style-name="fr3" draw:name="Object25" text:anchor-type="as-char" svg:y="-0.1484in" svg:width="0.4917in" svg:height="0.1902in" draw:z-index="24"><draw:object xlink:href="./Object 25" xlink:type="simple" xlink:show="embed" xlink:actuate="onLoad"/><draw:image xlink:href="./ObjectReplacements/Object 25" xlink:type="simple" xlink:show="embed" xlink:actuate="onLoad"/></draw:frame>as it doubles as I double N</text:p>
        </text:list-header>
        <text:list-item>
          <text:p text:style-name="P7">prove<draw:frame draw:style-name="fr1" draw:name="Object1" text:anchor-type="as-char" svg:y="-0.2689in" svg:width="1.2953in" svg:height="0.4425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7"><text:soft-page-break/>let <draw:frame draw:style-name="fr1" draw:name="Object2" text:anchor-type="as-char" svg:y="-0.1484in" svg:width="0.82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convert q to exponential form <draw:frame draw:style-name="fr1" draw:name="Object3" text:anchor-type="as-char" svg:y="-0.172in" svg:width="0.4866in" svg:height="0.208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text:p text:style-name="P7">let <draw:frame draw:style-name="fr1" draw:name="Object4" text:anchor-type="as-char" svg:y="-0.1484in" svg:width="0.8453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convert w to exponential form <draw:frame draw:style-name="fr1" draw:name="Object5" text:anchor-type="as-char" svg:y="-0.172in" svg:width="0.478in" svg:height="0.208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text:p text:style-name="P7">let <draw:frame draw:style-name="fr1" draw:name="Object6" text:anchor-type="as-char" svg:y="-0.1484in" svg:width="0.8244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convert r to exponential form <draw:frame draw:style-name="fr1" draw:name="Object7" text:anchor-type="as-char" svg:y="-0.172in" svg:width="0.4752in" svg:height="0.2083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</text:list-item>
      </text:list>
      <text:p text:style-name="P1"/>
      <text:p text:style-name="P1"><text:tab/>find h for both<draw:frame draw:style-name="fr1" draw:name="Object8" text:anchor-type="as-char" svg:y="-0.298in" svg:width="0.5654in" svg:height="0.5366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tab/><text:tab/><draw:frame draw:style-name="fr1" draw:name="Object9" text:anchor-type="as-char" svg:y="-0.298in" svg:width="0.5646in" svg:height="0.536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"><text:tab/>solve for x<draw:frame draw:style-name="fr1" draw:name="Object10" text:anchor-type="as-char" svg:y="-0.3543in" svg:width="0.7346in" svg:height="0.648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"><text:tab/>substitute x back into first formula</text:p>
      <text:p text:style-name="P1"><text:tab/><draw:frame draw:style-name="fr1" draw:name="Object11" text:anchor-type="as-char" svg:y="-0.2846in" svg:width="0.6717in" svg:height="0.320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><text:tab/>therefore</text:p>
      <text:p text:style-name="P1"><text:tab/><text:span text:style-name="T1"><draw:frame draw:style-name="fr1" draw:name="Object12" text:anchor-type="as-char" svg:y="-0.2437in" svg:width="0.4665in" svg:height="0.3929in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"><text:tab/></text:p>
      <text:p text:style-name="P1"><text:tab/>substitute values back in</text:p>
      <text:p text:style-name="P1"><text:tab/><draw:frame draw:style-name="fr1" draw:name="Object13" text:anchor-type="as-char" svg:y="-0.2689in" svg:width="1.2953in" svg:height="0.4425in" draw:z-index="12"><draw:object xlink:href="./Object 13" xlink:type="simple" xlink:show="embed" xlink:actuate="onLoad"/><draw:image xlink:href="./ObjectReplacements/Object 13" xlink:type="simple" xlink:show="embed" xlink:actuate="onLoad"/></draw:frame></text:p>
      <text:list xml:id="list35552921" text:continue-numbering="true" text:style-name="L1">
        <text:list-header>
          <text:p text:style-name="P7"/>
        </text:list-header>
        <text:list-item>
          <text:p text:style-name="P7"><text:s/>Analysis for linear search for an array size 100 repeated N times</text:p>
          <text:p text:style-name="P7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3">N</text:p>
          </table:table-cell>
          <table:table-cell table:style-name="Table1.A1" office:value-type="string">
            <text:p text:style-name="P3">Difference</text:p>
          </table:table-cell>
          <table:table-cell table:style-name="Table1.A1" office:value-type="string">
            <text:p text:style-name="P3">Total Operations</text:p>
          </table:table-cell>
          <table:table-cell table:style-name="Table1.D1" office:value-type="string">
            <text:p text:style-name="P3">Time (ms)</text:p>
          </table:table-cell>
        </table:table-row>
        <table:table-row>
          <table:table-cell table:style-name="Table1.A2" office:value-type="float" office:value="1000000">
            <text:p text:style-name="P3">1.00E+006</text:p>
          </table:table-cell>
          <table:table-cell table:style-name="Table1.B2">
            <text:p text:style-name="P3"/>
          </table:table-cell>
          <table:table-cell table:style-name="Table1.B2" office:value-type="float" office:value="301000000">
            <text:p text:style-name="P3">301000000</text:p>
          </table:table-cell>
          <table:table-cell table:style-name="Table1.D2" office:value-type="float" office:value="512">
            <text:p text:style-name="P3">512</text:p>
          </table:table-cell>
        </table:table-row>
        <table:table-row>
          <table:table-cell table:style-name="Table1.A2" office:value-type="float" office:value="2000000">
            <text:p text:style-name="P3">2.00E+006</text:p>
          </table:table-cell>
          <table:table-cell table:style-name="Table1.B2" table:formula="ooow:&lt;C3&gt;-&lt;C2&gt;" office:value-type="float" office:value="301000000">
            <text:p text:style-name="P3">301000000</text:p>
          </table:table-cell>
          <table:table-cell table:style-name="Table1.B2" office:value-type="float" office:value="602000000">
            <text:p text:style-name="P3">602000000</text:p>
          </table:table-cell>
          <table:table-cell table:style-name="Table1.D2" office:value-type="float" office:value="996">
            <text:p text:style-name="P3">996</text:p>
          </table:table-cell>
        </table:table-row>
        <table:table-row>
          <table:table-cell table:style-name="Table1.A2" office:value-type="float" office:value="4000000">
            <text:p text:style-name="P3">4.00E+006</text:p>
          </table:table-cell>
          <table:table-cell table:style-name="Table1.B2" table:formula="ooow:&lt;C4&gt;-&lt;C3&gt;" office:value-type="float" office:value="602000000">
            <text:p text:style-name="P3">602000000</text:p>
          </table:table-cell>
          <table:table-cell table:style-name="Table1.B2" office:value-type="float" office:value="1204000000">
            <text:p text:style-name="P3">1204000000</text:p>
          </table:table-cell>
          <table:table-cell table:style-name="Table1.D2" office:value-type="float" office:value="2274">
            <text:p text:style-name="P3">2274</text:p>
          </table:table-cell>
        </table:table-row>
        <table:table-row>
          <table:table-cell table:style-name="Table1.A2" office:value-type="float" office:value="8000000">
            <text:p text:style-name="P3">8.00E+006</text:p>
          </table:table-cell>
          <table:table-cell table:style-name="Table1.B2" table:formula="ooow:&lt;C5&gt;-&lt;C4&gt;" office:value-type="float" office:value="1204000000">
            <text:p text:style-name="P3">1204000000</text:p>
          </table:table-cell>
          <table:table-cell table:style-name="Table1.B2" office:value-type="float" office:value="2408000000">
            <text:p text:style-name="P3">2408000000</text:p>
          </table:table-cell>
          <table:table-cell table:style-name="Table1.D2" office:value-type="float" office:value="4919">
            <text:p text:style-name="P3">4919</text:p>
          </table:table-cell>
        </table:table-row>
      </table:table>
      <text:list xml:id="list35541914" text:continue-numbering="true" text:style-name="L1">
        <text:list-header>
          <text:p text:style-name="P7">Operations graph for linear search. Which is an <draw:frame draw:style-name="fr1" draw:name="Object19" text:anchor-type="as-char" svg:y="-0.1484in" svg:width="0.4862in" svg:height="0.1909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function</text:p>
          <text:p text:style-name="P7"><draw:frame draw:style-name="fr2" draw:name="Object14" text:anchor-type="paragraph" svg:x="0.2228in" svg:y="0.0319in" svg:width="6.2984in" svg:height="2.4366in" draw:z-index="15"><draw:object xlink:href="./Object 14" xlink:type="simple" xlink:show="embed" xlink:actuate="onLoad" draw:notify-on-update-of-ranges="Table1"/><draw:image xlink:href="./ObjectReplacements/Object 14" xlink:type="simple" xlink:show="embed" xlink:actuate="onLoad"/></draw:frame>Time graph for linear search</text:p>
          <text:p text:style-name="P7"><draw:frame draw:style-name="fr2" draw:name="Object15" text:anchor-type="paragraph" svg:x="0.2437in" svg:y="0.0839in" svg:width="6.2984in" svg:height="2.5756in" draw:z-index="21"><draw:object xlink:href="./Object 15" xlink:type="simple" xlink:show="embed" xlink:actuate="onLoad" draw:notify-on-update-of-ranges="Table1"/><draw:image xlink:href="./ObjectReplacements/Object 15" xlink:type="simple" xlink:show="embed" xlink:actuate="onLoad"/></draw:frame><text:soft-page-break/>The time and the operations graph look exactly the same</text:p>
          <text:p text:style-name="P7"/>
          <text:p text:style-name="P7">Analysis for binary search</text:p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row>
          <table:table-cell table:style-name="Table2.A1" office:value-type="string">
            <text:p text:style-name="P3">N</text:p>
          </table:table-cell>
          <table:table-cell table:style-name="Table2.A1" office:value-type="string">
            <text:p text:style-name="P3">Difference</text:p>
          </table:table-cell>
          <table:table-cell table:style-name="Table2.A1" office:value-type="string">
            <text:p text:style-name="P3">Total Operations</text:p>
          </table:table-cell>
          <table:table-cell table:style-name="Table2.D1" office:value-type="string">
            <text:p text:style-name="P3">Time (ms)</text:p>
          </table:table-cell>
        </table:table-row>
        <table:table-row>
          <table:table-cell table:style-name="Table2.A2" office:value-type="float" office:value="1000000">
            <text:p text:style-name="P3">1.00E+006</text:p>
          </table:table-cell>
          <table:table-cell table:style-name="Table2.B2">
            <text:p text:style-name="P3"/>
          </table:table-cell>
          <table:table-cell table:style-name="Table2.B2" office:value-type="float" office:value="33000000">
            <text:p text:style-name="P3">33000000</text:p>
          </table:table-cell>
          <table:table-cell table:style-name="Table2.D2" office:value-type="float" office:value="82">
            <text:p text:style-name="P3">82</text:p>
          </table:table-cell>
        </table:table-row>
        <table:table-row>
          <table:table-cell table:style-name="Table2.A2" office:value-type="float" office:value="2000000">
            <text:p text:style-name="P3">2.00E+006</text:p>
          </table:table-cell>
          <table:table-cell table:style-name="Table2.B2" table:formula="ooow:&lt;C3&gt;-&lt;C2&gt;" office:value-type="float" office:value="33000000">
            <text:p text:style-name="P3">33000000</text:p>
          </table:table-cell>
          <table:table-cell table:style-name="Table2.B2" office:value-type="float" office:value="66000000">
            <text:p text:style-name="P3">66000000</text:p>
          </table:table-cell>
          <table:table-cell table:style-name="Table2.D2" office:value-type="float" office:value="171">
            <text:p text:style-name="P3">171</text:p>
          </table:table-cell>
        </table:table-row>
        <table:table-row>
          <table:table-cell table:style-name="Table2.A2" office:value-type="float" office:value="4000000">
            <text:p text:style-name="P3">4.00E+006</text:p>
          </table:table-cell>
          <table:table-cell table:style-name="Table2.B2" table:formula="ooow:&lt;C4&gt;-&lt;C3&gt;" office:value-type="float" office:value="66000000">
            <text:p text:style-name="P3">66000000</text:p>
          </table:table-cell>
          <table:table-cell table:style-name="Table2.B2" office:value-type="float" office:value="132000000">
            <text:p text:style-name="P3">132000000</text:p>
          </table:table-cell>
          <table:table-cell table:style-name="Table2.D2" office:value-type="float" office:value="303">
            <text:p text:style-name="P3">303</text:p>
          </table:table-cell>
        </table:table-row>
        <table:table-row>
          <table:table-cell table:style-name="Table2.A2" office:value-type="float" office:value="8000000">
            <text:p text:style-name="P3">8.00E+006</text:p>
          </table:table-cell>
          <table:table-cell table:style-name="Table2.B2" table:formula="ooow:&lt;C5&gt;-&lt;C4&gt;" office:value-type="float" office:value="132000000">
            <text:p text:style-name="P3">132000000</text:p>
          </table:table-cell>
          <table:table-cell table:style-name="Table2.B2" office:value-type="float" office:value="264000000">
            <text:p text:style-name="P3">264000000</text:p>
          </table:table-cell>
          <table:table-cell table:style-name="Table2.D2" office:value-type="float" office:value="726">
            <text:p text:style-name="P3">726</text:p>
          </table:table-cell>
        </table:table-row>
      </table:table>
      <text:list xml:id="list35539743" text:continue-numbering="true" text:style-name="L1">
        <text:list-header>
          <text:p text:style-name="P7">Operations graph for binary search. Which is <draw:frame draw:style-name="fr1" draw:name="Object18" text:anchor-type="as-char" svg:y="-0.1484in" svg:width="0.8917in" svg:height="0.2091in" draw:z-index="16"><draw:object xlink:href="./Object 17" xlink:type="simple" xlink:show="embed" xlink:actuate="onLoad"/><draw:image xlink:href="./ObjectReplacements/Object 17" xlink:type="simple" xlink:show="embed" xlink:actuate="onLoad"/></draw:frame></text:p>
          <text:p text:style-name="P7"><draw:frame draw:style-name="fr2" draw:name="Object16" text:anchor-type="paragraph" svg:x="0.4154in" svg:y="0.0634in" svg:width="6.302in" svg:height="2.5311in" draw:z-index="13"><draw:object xlink:href="./Object 16" xlink:type="simple" xlink:show="embed" xlink:actuate="onLoad" draw:notify-on-update-of-ranges="Table2"/><draw:image xlink:href="./ObjectReplacements/Object 16" xlink:type="simple" xlink:show="embed" xlink:actuate="onLoad"/></draw:frame> </text:p>
          <text:p text:style-name="P7">Timing graph for binary search</text:p>
          <text:p text:style-name="P7"><draw:frame draw:style-name="fr2" draw:name="Object17" text:anchor-type="paragraph" svg:x="0.2071in" svg:y="0.0752in" svg:width="6.302in" svg:height="2.5217in" draw:z-index="14"><draw:object xlink:href="./Object 18" xlink:type="simple" xlink:show="embed" xlink:actuate="onLoad" draw:notify-on-update-of-ranges="Table2"/><draw:image xlink:href="./ObjectReplacements/Object 18" xlink:type="simple" xlink:show="embed" xlink:actuate="onLoad"/></draw:frame><text:soft-page-break/>There is insufficient data to compare the time and the operation graph since I can not get a bigger N</text:p>
          <text:p text:style-name="P7"/>
        </text:list-header>
        <text:list-item>
          <text:p text:style-name="P7">Analysis of a <draw:frame draw:style-name="fr1" draw:name="Object20" text:anchor-type="as-char" svg:y="-0.172in" svg:width="0.5398in" svg:height="0.2146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sort function sorting 1%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A" table:number-columns-repeated="2"/>
        <table:table-row>
          <table:table-cell table:style-name="Table3.A1" office:value-type="string">
            <text:p text:style-name="P3">N</text:p>
          </table:table-cell>
          <table:table-cell table:style-name="Table3.A1" office:value-type="string">
            <text:p text:style-name="P3">Difference</text:p>
          </table:table-cell>
          <table:table-cell table:style-name="Table3.A1" office:value-type="string">
            <text:p text:style-name="P3">Operations</text:p>
          </table:table-cell>
          <table:table-cell table:style-name="Table3.D1" office:value-type="string">
            <text:p text:style-name="P3">Time (ms)</text:p>
          </table:table-cell>
        </table:table-row>
        <table:table-row>
          <table:table-cell table:style-name="Table3.A2" office:value-type="float" office:value="10000">
            <text:p text:style-name="P3">10000</text:p>
          </table:table-cell>
          <table:table-cell table:style-name="Table3.A2">
            <text:p text:style-name="P3"/>
          </table:table-cell>
          <table:table-cell table:style-name="Table3.A2" office:value-type="float" office:value="306148138">
            <text:p text:style-name="P3">306148138</text:p>
          </table:table-cell>
          <table:table-cell table:style-name="Table3.D2" office:value-type="float" office:value="616">
            <text:p text:style-name="P3">616</text:p>
          </table:table-cell>
        </table:table-row>
        <table:table-row>
          <table:table-cell table:style-name="Table3.A2" office:value-type="float" office:value="20000">
            <text:p text:style-name="P3">20000</text:p>
          </table:table-cell>
          <table:table-cell table:style-name="Table3.A2" table:formula="ooow:&lt;C3&gt;-&lt;C2&gt;" office:value-type="float" office:value="306143458">
            <text:p text:style-name="P3">306143458</text:p>
          </table:table-cell>
          <table:table-cell table:style-name="Table3.A2" office:value-type="float" office:value="612291596">
            <text:p text:style-name="P3">612291596</text:p>
          </table:table-cell>
          <table:table-cell table:style-name="Table3.D2" office:value-type="float" office:value="1219">
            <text:p text:style-name="P3">1219</text:p>
          </table:table-cell>
        </table:table-row>
        <table:table-row>
          <table:table-cell table:style-name="Table3.A2" office:value-type="float" office:value="40000">
            <text:p text:style-name="P3">40000</text:p>
          </table:table-cell>
          <table:table-cell table:style-name="Table3.A2" table:formula="ooow:&lt;C4&gt;-&lt;C3&gt;" office:value-type="float" office:value="612272963">
            <text:p text:style-name="P3">612272963</text:p>
          </table:table-cell>
          <table:table-cell table:style-name="Table3.A2" office:value-type="float" office:value="1224564559">
            <text:p text:style-name="P3">1224564559</text:p>
          </table:table-cell>
          <table:table-cell table:style-name="Table3.D2" office:value-type="float" office:value="2457">
            <text:p text:style-name="P3">2457</text:p>
          </table:table-cell>
        </table:table-row>
        <table:table-row>
          <table:table-cell table:style-name="Table3.A2" office:value-type="float" office:value="80000">
            <text:p text:style-name="P3">80000</text:p>
          </table:table-cell>
          <table:table-cell table:style-name="Table3.A2" table:formula="ooow:&lt;C5&gt;-&lt;C4&gt;" office:value-type="float" office:value="1224659596">
            <text:p text:style-name="P3">1224659596</text:p>
          </table:table-cell>
          <table:table-cell table:style-name="Table3.A2" office:value-type="float" office:value="2449224155">
            <text:p text:style-name="P3">2449224155</text:p>
          </table:table-cell>
          <table:table-cell table:style-name="Table3.D2" office:value-type="float" office:value="5013">
            <text:p text:style-name="P3">5013</text:p>
          </table:table-cell>
        </table:table-row>
      </table:table>
      <text:list xml:id="list35552254" text:continue-numbering="true" text:style-name="L1">
        <text:list-header>
          <text:p text:style-name="P7">Operations graph of the marksort</text:p>
          <text:p text:style-name="P7"><draw:frame draw:style-name="fr2" draw:name="Object21" text:anchor-type="paragraph" svg:x="0.2819in" svg:y="0.0661in" svg:width="6.2984in" svg:height="2.6543in" draw:z-index="17"><draw:object xlink:href="./Object 21" xlink:type="simple" xlink:show="embed" xlink:actuate="onLoad" draw:notify-on-update-of-ranges="Table3"/><draw:image xlink:href="./ObjectReplacements/Object 21" xlink:type="simple" xlink:show="embed" xlink:actuate="onLoad"/></draw:frame>Time graph for a marksort</text:p>
          <text:p text:style-name="P7"><draw:frame draw:style-name="fr2" draw:name="Object22" text:anchor-type="paragraph" svg:x="0.2819in" svg:y="0.0661in" svg:width="6.2984in" svg:height="2.6543in" draw:z-index="19"><draw:object xlink:href="./Object 22" xlink:type="simple" xlink:show="embed" xlink:actuate="onLoad" draw:notify-on-update-of-ranges="Table3"/><draw:image xlink:href="./ObjectReplacements/Object 22" xlink:type="simple" xlink:show="embed" xlink:actuate="onLoad"/><svg:desc>chart</svg:desc></draw:frame><text:soft-page-break/></text:p>
        </text:list-header>
        <text:list-item>
          <text:p text:style-name="P7">Analysis for simple vector</text:p>
          <text:p text:style-name="P7">Insert front</text:p>
        </text:list-item>
      </text:list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3">N</text:p>
          </table:table-cell>
          <table:table-cell table:style-name="Table6.A1" office:value-type="string">
            <text:p text:style-name="P3">Difference</text:p>
          </table:table-cell>
          <table:table-cell table:style-name="Table6.A1" office:value-type="string">
            <text:p text:style-name="P3">Total Operations</text:p>
          </table:table-cell>
          <table:table-cell table:style-name="Table6.D1" office:value-type="string">
            <text:p text:style-name="P3">Time Milliseconds</text:p>
          </table:table-cell>
        </table:table-row>
        <table:table-row>
          <table:table-cell table:style-name="Table6.A2" office:value-type="float" office:value="1000">
            <text:p text:style-name="P3">1000</text:p>
          </table:table-cell>
          <table:table-cell table:style-name="Table6.B2" office:value-type="string">
            <text:p text:style-name="P3"/>
          </table:table-cell>
          <table:table-cell table:style-name="Table6.A2" office:value-type="float" office:value="1502500">
            <text:p text:style-name="P3">1502500</text:p>
          </table:table-cell>
          <table:table-cell table:style-name="Table6.D2" office:value-type="float" office:value="5">
            <text:p text:style-name="P3">5</text:p>
          </table:table-cell>
        </table:table-row>
        <table:table-row>
          <table:table-cell table:style-name="Table6.A2" office:value-type="float" office:value="2000">
            <text:p text:style-name="P3">2000</text:p>
          </table:table-cell>
          <table:table-cell table:style-name="Table6.A2" table:formula="ooow:&lt;C3&gt;-&lt;C2&gt;" office:value-type="float" office:value="4502500">
            <text:p text:style-name="P3">4502500</text:p>
          </table:table-cell>
          <table:table-cell table:style-name="Table6.A2" office:value-type="float" office:value="6005000">
            <text:p text:style-name="P3">6005000</text:p>
          </table:table-cell>
          <table:table-cell table:style-name="Table6.D2" office:value-type="float" office:value="14">
            <text:p text:style-name="P3">14</text:p>
          </table:table-cell>
        </table:table-row>
        <table:table-row>
          <table:table-cell table:style-name="Table6.A2" office:value-type="float" office:value="4000">
            <text:p text:style-name="P3">4000</text:p>
          </table:table-cell>
          <table:table-cell table:style-name="Table6.A2" table:formula="ooow:&lt;C4&gt;-&lt;C3&gt;" office:value-type="float" office:value="18005000">
            <text:p text:style-name="P3">18005000</text:p>
          </table:table-cell>
          <table:table-cell table:style-name="Table6.A2" office:value-type="float" office:value="24010000">
            <text:p text:style-name="P3">24010000</text:p>
          </table:table-cell>
          <table:table-cell table:style-name="Table6.D2" office:value-type="float" office:value="54">
            <text:p text:style-name="P3">54</text:p>
          </table:table-cell>
        </table:table-row>
        <table:table-row>
          <table:table-cell table:style-name="Table6.A2" office:value-type="float" office:value="8000">
            <text:p text:style-name="P3">8000</text:p>
          </table:table-cell>
          <table:table-cell table:style-name="Table6.A2" table:formula="ooow:&lt;C5&gt;-&lt;C4&gt;" office:value-type="float" office:value="72010000">
            <text:p text:style-name="P3">72010000</text:p>
          </table:table-cell>
          <table:table-cell table:style-name="Table6.A2" office:value-type="float" office:value="96020000">
            <text:p text:style-name="P3">96020000</text:p>
          </table:table-cell>
          <table:table-cell table:style-name="Table6.D2" office:value-type="float" office:value="190">
            <text:p text:style-name="P3">190</text:p>
          </table:table-cell>
        </table:table-row>
      </table:table>
      <text:list xml:id="list35549782" text:continue-numbering="true" text:style-name="L1">
        <text:list-header>
          <text:p text:style-name="P7">Insert Back</text:p>
        </text:list-header>
      </text:list>
      <table:table table:name="Table7" table:style-name="Table7">
        <table:table-column table:style-name="Table7.A" table:number-columns-repeated="4"/>
        <table:table-row>
          <table:table-cell table:style-name="Table7.A1" office:value-type="string">
            <text:p text:style-name="P3">N</text:p>
          </table:table-cell>
          <table:table-cell table:style-name="Table7.A1" office:value-type="string">
            <text:p text:style-name="P3">Difference</text:p>
          </table:table-cell>
          <table:table-cell table:style-name="Table7.A1" office:value-type="string">
            <text:p text:style-name="P3">Total Operations</text:p>
          </table:table-cell>
          <table:table-cell table:style-name="Table7.D1" office:value-type="string">
            <text:p text:style-name="P3">Time Milliseconds</text:p>
          </table:table-cell>
        </table:table-row>
        <table:table-row>
          <table:table-cell table:style-name="Table7.A2" office:value-type="float" office:value="1000">
            <text:p text:style-name="P3">1000</text:p>
          </table:table-cell>
          <table:table-cell table:style-name="Table7.B2" office:value-type="string">
            <text:p text:style-name="P3"/>
          </table:table-cell>
          <table:table-cell table:style-name="Table7.A2" office:value-type="float" office:value="3000">
            <text:p text:style-name="P3">3000</text:p>
          </table:table-cell>
          <table:table-cell table:style-name="Table7.D2" office:value-type="float" office:value="0">
            <text:p text:style-name="P3">0</text:p>
          </table:table-cell>
        </table:table-row>
        <table:table-row>
          <table:table-cell table:style-name="Table7.A2" office:value-type="float" office:value="2000">
            <text:p text:style-name="P3">2000</text:p>
          </table:table-cell>
          <table:table-cell table:style-name="Table7.A2" table:formula="ooow:&lt;C3&gt;-&lt;C2&gt;" office:value-type="float" office:value="3000">
            <text:p text:style-name="P3">3000</text:p>
          </table:table-cell>
          <table:table-cell table:style-name="Table7.A2" office:value-type="float" office:value="6000">
            <text:p text:style-name="P3">6000</text:p>
          </table:table-cell>
          <table:table-cell table:style-name="Table7.D2" office:value-type="float" office:value="0">
            <text:p text:style-name="P3">0</text:p>
          </table:table-cell>
        </table:table-row>
        <table:table-row>
          <table:table-cell table:style-name="Table7.A2" office:value-type="float" office:value="4000">
            <text:p text:style-name="P3">4000</text:p>
          </table:table-cell>
          <table:table-cell table:style-name="Table7.A2" table:formula="ooow:&lt;C4&gt;-&lt;C3&gt;" office:value-type="float" office:value="6000">
            <text:p text:style-name="P3">6000</text:p>
          </table:table-cell>
          <table:table-cell table:style-name="Table7.A2" office:value-type="float" office:value="12000">
            <text:p text:style-name="P3">12000</text:p>
          </table:table-cell>
          <table:table-cell table:style-name="Table7.D2" office:value-type="float" office:value="0">
            <text:p text:style-name="P3">0</text:p>
          </table:table-cell>
        </table:table-row>
        <table:table-row>
          <table:table-cell table:style-name="Table7.A2" office:value-type="float" office:value="8000">
            <text:p text:style-name="P3">8000</text:p>
          </table:table-cell>
          <table:table-cell table:style-name="Table7.A2" table:formula="ooow:&lt;C5&gt;-&lt;C4&gt;" office:value-type="float" office:value="12000">
            <text:p text:style-name="P3">12000</text:p>
          </table:table-cell>
          <table:table-cell table:style-name="Table7.A2" office:value-type="float" office:value="24000">
            <text:p text:style-name="P3">24000</text:p>
          </table:table-cell>
          <table:table-cell table:style-name="Table7.D2" office:value-type="float" office:value="0">
            <text:p text:style-name="P3">0</text:p>
          </table:table-cell>
        </table:table-row>
      </table:table>
      <text:list xml:id="list35538670" text:continue-numbering="true" text:style-name="L1">
        <text:list-header>
          <text:p text:style-name="P7">Insert Sorted</text:p>
        </text:list-header>
      </text:list>
      <table:table table:name="Table8" table:style-name="Table8">
        <table:table-column table:style-name="Table8.A" table:number-columns-repeated="4"/>
        <table:table-row>
          <table:table-cell table:style-name="Table8.A1" office:value-type="string">
            <text:p text:style-name="P3">N</text:p>
          </table:table-cell>
          <table:table-cell table:style-name="Table8.A1" office:value-type="string">
            <text:p text:style-name="P3">Difference</text:p>
          </table:table-cell>
          <table:table-cell table:style-name="Table8.A1" office:value-type="string">
            <text:p text:style-name="P3">Total Operations</text:p>
          </table:table-cell>
          <table:table-cell table:style-name="Table8.D1" office:value-type="string">
            <text:p text:style-name="P3">Time Milliseconds</text:p>
          </table:table-cell>
        </table:table-row>
        <table:table-row>
          <table:table-cell table:style-name="Table8.A2" office:value-type="float" office:value="1000">
            <text:p text:style-name="P3">1000</text:p>
          </table:table-cell>
          <table:table-cell table:style-name="Table8.B2" office:value-type="string">
            <text:p text:style-name="P3"/>
          </table:table-cell>
          <table:table-cell table:style-name="Table8.A2" office:value-type="float" office:value="793246">
            <text:p text:style-name="P3">793246</text:p>
          </table:table-cell>
          <table:table-cell table:style-name="Table8.D2" office:value-type="float" office:value="1">
            <text:p text:style-name="P3">1</text:p>
          </table:table-cell>
        </table:table-row>
        <table:table-row>
          <table:table-cell table:style-name="Table8.A2" office:value-type="float" office:value="2000">
            <text:p text:style-name="P3">2000</text:p>
          </table:table-cell>
          <table:table-cell table:style-name="Table8.A2" table:formula="ooow:&lt;C3&gt;-&lt;C2&gt;" office:value-type="float" office:value="2267749">
            <text:p text:style-name="P3">2267749</text:p>
          </table:table-cell>
          <table:table-cell table:style-name="Table8.A2" office:value-type="float" office:value="3060995">
            <text:p text:style-name="P3">3060995</text:p>
          </table:table-cell>
          <table:table-cell table:style-name="Table8.D2" office:value-type="float" office:value="9">
            <text:p text:style-name="P3">9</text:p>
          </table:table-cell>
        </table:table-row>
        <table:table-row>
          <table:table-cell table:style-name="Table8.A2" office:value-type="float" office:value="4000">
            <text:p text:style-name="P3">4000</text:p>
          </table:table-cell>
          <table:table-cell table:style-name="Table8.A2" table:formula="ooow:&lt;C4&gt;-&lt;C3&gt;" office:value-type="float" office:value="8996916">
            <text:p text:style-name="P3">8996916</text:p>
          </table:table-cell>
          <table:table-cell table:style-name="Table8.A2" office:value-type="float" office:value="12057911">
            <text:p text:style-name="P3">12057911</text:p>
          </table:table-cell>
          <table:table-cell table:style-name="Table8.D2" office:value-type="float" office:value="31">
            <text:p text:style-name="P3">31</text:p>
          </table:table-cell>
        </table:table-row>
        <table:table-row>
          <table:table-cell table:style-name="Table8.A2" office:value-type="float" office:value="8000">
            <text:p text:style-name="P3">8000</text:p>
          </table:table-cell>
          <table:table-cell table:style-name="Table8.A2" table:formula="ooow:&lt;C5&gt;-&lt;C4&gt;" office:value-type="float" office:value="36166507">
            <text:p text:style-name="P3">36166507</text:p>
          </table:table-cell>
          <table:table-cell table:style-name="Table8.A2" office:value-type="float" office:value="48224418">
            <text:p text:style-name="P3">48224418</text:p>
          </table:table-cell>
          <table:table-cell table:style-name="Table8.D2" office:value-type="float" office:value="103">
            <text:p text:style-name="P3">103</text:p>
          </table:table-cell>
        </table:table-row>
      </table:table>
      <text:list xml:id="list35547914" text:continue-numbering="true" text:style-name="L1">
        <text:list-header>
          <text:p text:style-name="P7"/>
        </text:list-header>
      </text:list>
      <text:p text:style-name="P1">Analysis for an Optimized vector</text:p>
      <text:list xml:id="list35553030" text:continue-numbering="true" text:style-name="L1">
        <text:list-header>
          <text:p text:style-name="P7">Insert front</text:p>
        </text:list-header>
      </text:list>
      <table:table table:name="Table9" table:style-name="Table9">
        <table:table-column table:style-name="Table9.A" table:number-columns-repeated="4"/>
        <table:table-row>
          <table:table-cell table:style-name="Table9.A1" office:value-type="string">
            <text:p text:style-name="P3">N</text:p>
          </table:table-cell>
          <table:table-cell table:style-name="Table9.A1" office:value-type="string">
            <text:p text:style-name="P3">Difference</text:p>
          </table:table-cell>
          <table:table-cell table:style-name="Table9.A1" office:value-type="string">
            <text:p text:style-name="P3">Total Operations</text:p>
          </table:table-cell>
          <table:table-cell table:style-name="Table9.D1" office:value-type="string">
            <text:p text:style-name="P3">Time Milliseconds</text:p>
          </table:table-cell>
        </table:table-row>
        <table:table-row>
          <table:table-cell table:style-name="Table9.A2" office:value-type="float" office:value="1000">
            <text:p text:style-name="P3">1000</text:p>
          </table:table-cell>
          <table:table-cell table:style-name="Table9.B2" office:value-type="string">
            <text:p text:style-name="P3"/>
          </table:table-cell>
          <table:table-cell table:style-name="Table9.A2" office:value-type="float" office:value="1502521">
            <text:p text:style-name="P3">1502521</text:p>
          </table:table-cell>
          <table:table-cell table:style-name="Table9.D2" office:value-type="float" office:value="3">
            <text:p text:style-name="P3">3</text:p>
          </table:table-cell>
        </table:table-row>
        <table:table-row>
          <table:table-cell table:style-name="Table9.A2" office:value-type="float" office:value="2000">
            <text:p text:style-name="P3">2000</text:p>
          </table:table-cell>
          <table:table-cell table:style-name="Table9.A2" table:formula="ooow:&lt;C3&gt;-&lt;C2&gt;" office:value-type="float" office:value="4502503">
            <text:p text:style-name="P3">4502503</text:p>
          </table:table-cell>
          <table:table-cell table:style-name="Table9.A2" office:value-type="float" office:value="6005024">
            <text:p text:style-name="P3">6005024</text:p>
          </table:table-cell>
          <table:table-cell table:style-name="Table9.D2" office:value-type="float" office:value="16">
            <text:p text:style-name="P3">16</text:p>
          </table:table-cell>
        </table:table-row>
        <table:table-row>
          <table:table-cell table:style-name="Table9.A2" office:value-type="float" office:value="4000">
            <text:p text:style-name="P3">4000</text:p>
          </table:table-cell>
          <table:table-cell table:style-name="Table9.A2" table:formula="ooow:&lt;C4&gt;-&lt;C3&gt;" office:value-type="float" office:value="18005003">
            <text:p text:style-name="P3">18005003</text:p>
          </table:table-cell>
          <table:table-cell table:style-name="Table9.A2" office:value-type="float" office:value="24010027">
            <text:p text:style-name="P3">24010027</text:p>
          </table:table-cell>
          <table:table-cell table:style-name="Table9.D2" office:value-type="float" office:value="53">
            <text:p text:style-name="P3">53</text:p>
          </table:table-cell>
        </table:table-row>
        <text:soft-page-break/>
        <table:table-row>
          <table:table-cell table:style-name="Table9.A2" office:value-type="float" office:value="8000">
            <text:p text:style-name="P3">8000</text:p>
          </table:table-cell>
          <table:table-cell table:style-name="Table9.A2" table:formula="ooow:&lt;C5&gt;-&lt;C4&gt;" office:value-type="float" office:value="72010003">
            <text:p text:style-name="P3">72010003</text:p>
          </table:table-cell>
          <table:table-cell table:style-name="Table9.A2" office:value-type="float" office:value="96020030">
            <text:p text:style-name="P3">96020030</text:p>
          </table:table-cell>
          <table:table-cell table:style-name="Table9.D2" office:value-type="float" office:value="198">
            <text:p text:style-name="P3">198</text:p>
          </table:table-cell>
        </table:table-row>
      </table:table>
      <text:list xml:id="list35541081" text:continue-numbering="true" text:style-name="L1">
        <text:list-header>
          <text:p text:style-name="P7">Insert Back</text:p>
        </text:list-header>
      </text:list>
      <table:table table:name="Table10" table:style-name="Table10">
        <table:table-column table:style-name="Table10.A" table:number-columns-repeated="4"/>
        <table:table-row>
          <table:table-cell table:style-name="Table10.A1" office:value-type="string">
            <text:p text:style-name="P3">N</text:p>
          </table:table-cell>
          <table:table-cell table:style-name="Table10.A1" office:value-type="string">
            <text:p text:style-name="P3">Difference</text:p>
          </table:table-cell>
          <table:table-cell table:style-name="Table10.A1" office:value-type="string">
            <text:p text:style-name="P3">Total Operations</text:p>
          </table:table-cell>
          <table:table-cell table:style-name="Table10.D1" office:value-type="string">
            <text:p text:style-name="P3">Time Milliseconds</text:p>
          </table:table-cell>
        </table:table-row>
        <table:table-row>
          <table:table-cell table:style-name="Table10.A2" office:value-type="float" office:value="1000">
            <text:p text:style-name="P3">1000</text:p>
          </table:table-cell>
          <table:table-cell table:style-name="Table10.B2" office:value-type="string">
            <text:p text:style-name="P3"/>
          </table:table-cell>
          <table:table-cell table:style-name="Table10.A2" office:value-type="float" office:value="5838">
            <text:p text:style-name="P3">5838</text:p>
          </table:table-cell>
          <table:table-cell table:style-name="Table10.D2" office:value-type="float" office:value="0">
            <text:p text:style-name="P3">0</text:p>
          </table:table-cell>
        </table:table-row>
        <table:table-row>
          <table:table-cell table:style-name="Table10.A2" office:value-type="float" office:value="2000">
            <text:p text:style-name="P3">2000</text:p>
          </table:table-cell>
          <table:table-cell table:style-name="Table10.A2" table:formula="ooow:&lt;C3&gt;-&lt;C2&gt;" office:value-type="float" office:value="5844">
            <text:p text:style-name="P3">5844</text:p>
          </table:table-cell>
          <table:table-cell table:style-name="Table10.A2" office:value-type="float" office:value="11682">
            <text:p text:style-name="P3">11682</text:p>
          </table:table-cell>
          <table:table-cell table:style-name="Table10.D2" office:value-type="float" office:value="0">
            <text:p text:style-name="P3">0</text:p>
          </table:table-cell>
        </table:table-row>
        <table:table-row>
          <table:table-cell table:style-name="Table10.A2" office:value-type="float" office:value="4000">
            <text:p text:style-name="P3">4000</text:p>
          </table:table-cell>
          <table:table-cell table:style-name="Table10.A2" table:formula="ooow:&lt;C4&gt;-&lt;C3&gt;" office:value-type="float" office:value="11684">
            <text:p text:style-name="P3">11684</text:p>
          </table:table-cell>
          <table:table-cell table:style-name="Table10.A2" office:value-type="float" office:value="23366">
            <text:p text:style-name="P3">23366</text:p>
          </table:table-cell>
          <table:table-cell table:style-name="Table10.D2" office:value-type="float" office:value="0">
            <text:p text:style-name="P3">0</text:p>
          </table:table-cell>
        </table:table-row>
        <table:table-row>
          <table:table-cell table:style-name="Table10.A2" office:value-type="float" office:value="8000">
            <text:p text:style-name="P3">8000</text:p>
          </table:table-cell>
          <table:table-cell table:style-name="Table10.A2" table:formula="ooow:&lt;C5&gt;-&lt;C4&gt;" office:value-type="float" office:value="23364">
            <text:p text:style-name="P3">23364</text:p>
          </table:table-cell>
          <table:table-cell table:style-name="Table10.A2" office:value-type="float" office:value="46730">
            <text:p text:style-name="P3">46730</text:p>
          </table:table-cell>
          <table:table-cell table:style-name="Table10.D2" office:value-type="float" office:value="0">
            <text:p text:style-name="P3">0</text:p>
          </table:table-cell>
        </table:table-row>
      </table:table>
      <text:list xml:id="list35539454" text:continue-numbering="true" text:style-name="L1">
        <text:list-header>
          <text:p text:style-name="P7">Insert Sorted</text:p>
        </text:list-header>
      </text:list>
      <table:table table:name="Table11" table:style-name="Table11">
        <table:table-column table:style-name="Table11.A" table:number-columns-repeated="4"/>
        <table:table-row>
          <table:table-cell table:style-name="Table11.A1" office:value-type="string">
            <text:p text:style-name="P3">N</text:p>
          </table:table-cell>
          <table:table-cell table:style-name="Table11.A1" office:value-type="string">
            <text:p text:style-name="P3">Difference</text:p>
          </table:table-cell>
          <table:table-cell table:style-name="Table11.A1" office:value-type="string">
            <text:p text:style-name="P3">Total Operations</text:p>
          </table:table-cell>
          <table:table-cell table:style-name="Table11.D1" office:value-type="string">
            <text:p text:style-name="P3">Time Milliseconds</text:p>
          </table:table-cell>
        </table:table-row>
        <table:table-row>
          <table:table-cell table:style-name="Table11.A2" office:value-type="float" office:value="1000">
            <text:p text:style-name="P3">1000</text:p>
          </table:table-cell>
          <table:table-cell table:style-name="Table11.B2" office:value-type="string">
            <text:p text:style-name="P3"/>
          </table:table-cell>
          <table:table-cell table:style-name="Table11.A2" office:value-type="float" office:value="799371">
            <text:p text:style-name="P3">799371</text:p>
          </table:table-cell>
          <table:table-cell table:style-name="Table11.D2" office:value-type="float" office:value="2">
            <text:p text:style-name="P3">2</text:p>
          </table:table-cell>
        </table:table-row>
        <table:table-row>
          <table:table-cell table:style-name="Table11.A2" office:value-type="float" office:value="2000">
            <text:p text:style-name="P3">2000</text:p>
          </table:table-cell>
          <table:table-cell table:style-name="Table11.A2" table:formula="ooow:&lt;C3&gt;-&lt;C2&gt;" office:value-type="float" office:value="2224241">
            <text:p text:style-name="P3">2224241</text:p>
          </table:table-cell>
          <table:table-cell table:style-name="Table11.A2" office:value-type="float" office:value="3023612">
            <text:p text:style-name="P3">3023612</text:p>
          </table:table-cell>
          <table:table-cell table:style-name="Table11.D2" office:value-type="float" office:value="10">
            <text:p text:style-name="P3">10</text:p>
          </table:table-cell>
        </table:table-row>
        <table:table-row>
          <table:table-cell table:style-name="Table11.A2" office:value-type="float" office:value="4000">
            <text:p text:style-name="P3">4000</text:p>
          </table:table-cell>
          <table:table-cell table:style-name="Table11.A2" table:formula="ooow:&lt;C4&gt;-&lt;C3&gt;" office:value-type="float" office:value="9051934">
            <text:p text:style-name="P3">9051934</text:p>
          </table:table-cell>
          <table:table-cell table:style-name="Table11.A2" office:value-type="float" office:value="12075546">
            <text:p text:style-name="P3">12075546</text:p>
          </table:table-cell>
          <table:table-cell table:style-name="Table11.D2" office:value-type="float" office:value="31">
            <text:p text:style-name="P3">31</text:p>
          </table:table-cell>
        </table:table-row>
        <table:table-row>
          <table:table-cell table:style-name="Table11.A2" office:value-type="float" office:value="8000">
            <text:p text:style-name="P3">8000</text:p>
          </table:table-cell>
          <table:table-cell table:style-name="Table11.A2" table:formula="ooow:&lt;C5&gt;-&lt;C4&gt;" office:value-type="float" office:value="36237448">
            <text:p text:style-name="P3">36237448</text:p>
          </table:table-cell>
          <table:table-cell table:style-name="Table11.A2" office:value-type="float" office:value="48312994">
            <text:p text:style-name="P3">48312994</text:p>
          </table:table-cell>
          <table:table-cell table:style-name="Table11.D2" office:value-type="float" office:value="117">
            <text:p text:style-name="P3">117</text:p>
          </table:table-cell>
        </table:table-row>
      </table:table>
      <text:p text:style-name="P1"/>
      <text:p text:style-name="P1">Analysis for a link list</text:p>
      <text:list xml:id="list35558381" text:continue-numbering="true" text:style-name="L1">
        <text:list-header>
          <text:p text:style-name="P7">Insert front</text:p>
        </text:list-header>
      </text:list>
      <table:table table:name="Table12" table:style-name="Table12">
        <table:table-column table:style-name="Table12.A" table:number-columns-repeated="4"/>
        <table:table-row>
          <table:table-cell table:style-name="Table12.A1" office:value-type="string">
            <text:p text:style-name="P3">N</text:p>
          </table:table-cell>
          <table:table-cell table:style-name="Table12.A1" office:value-type="string">
            <text:p text:style-name="P3">Difference</text:p>
          </table:table-cell>
          <table:table-cell table:style-name="Table12.A1" office:value-type="string">
            <text:p text:style-name="P3">Total Operations</text:p>
          </table:table-cell>
          <table:table-cell table:style-name="Table12.D1" office:value-type="string">
            <text:p text:style-name="P3">Time Milliseconds</text:p>
          </table:table-cell>
        </table:table-row>
        <table:table-row>
          <table:table-cell table:style-name="Table12.A2" office:value-type="float" office:value="1000">
            <text:p text:style-name="P3">1000</text:p>
          </table:table-cell>
          <table:table-cell table:style-name="Table12.B2" office:value-type="string">
            <text:p text:style-name="P3"/>
          </table:table-cell>
          <table:table-cell table:style-name="Table12.A2" office:value-type="float" office:value="8000">
            <text:p text:style-name="P3">8000</text:p>
          </table:table-cell>
          <table:table-cell table:style-name="Table12.D2" office:value-type="float" office:value="0">
            <text:p text:style-name="P3">0</text:p>
          </table:table-cell>
        </table:table-row>
        <table:table-row>
          <table:table-cell table:style-name="Table12.A2" office:value-type="float" office:value="2000">
            <text:p text:style-name="P3">2000</text:p>
          </table:table-cell>
          <table:table-cell table:style-name="Table12.A2" table:formula="ooow:&lt;C3&gt;-&lt;C2&gt;" office:value-type="float" office:value="8000">
            <text:p text:style-name="P3">8000</text:p>
          </table:table-cell>
          <table:table-cell table:style-name="Table12.A2" office:value-type="float" office:value="16000">
            <text:p text:style-name="P3">16000</text:p>
          </table:table-cell>
          <table:table-cell table:style-name="Table12.D2" office:value-type="float" office:value="0">
            <text:p text:style-name="P3">0</text:p>
          </table:table-cell>
        </table:table-row>
        <table:table-row>
          <table:table-cell table:style-name="Table12.A2" office:value-type="float" office:value="4000">
            <text:p text:style-name="P3">4000</text:p>
          </table:table-cell>
          <table:table-cell table:style-name="Table12.A2" table:formula="ooow:&lt;C4&gt;-&lt;C3&gt;" office:value-type="float" office:value="16000">
            <text:p text:style-name="P3">16000</text:p>
          </table:table-cell>
          <table:table-cell table:style-name="Table12.A2" office:value-type="float" office:value="32000">
            <text:p text:style-name="P3">32000</text:p>
          </table:table-cell>
          <table:table-cell table:style-name="Table12.D2" office:value-type="float" office:value="0">
            <text:p text:style-name="P3">0</text:p>
          </table:table-cell>
        </table:table-row>
        <table:table-row>
          <table:table-cell table:style-name="Table12.A2" office:value-type="float" office:value="8000">
            <text:p text:style-name="P3">8000</text:p>
          </table:table-cell>
          <table:table-cell table:style-name="Table12.A2" table:formula="ooow:&lt;C5&gt;-&lt;C4&gt;" office:value-type="float" office:value="32000">
            <text:p text:style-name="P3">32000</text:p>
          </table:table-cell>
          <table:table-cell table:style-name="Table12.A2" office:value-type="float" office:value="64000">
            <text:p text:style-name="P3">64000</text:p>
          </table:table-cell>
          <table:table-cell table:style-name="Table12.D2" office:value-type="float" office:value="1">
            <text:p text:style-name="P3">1</text:p>
          </table:table-cell>
        </table:table-row>
      </table:table>
      <text:list xml:id="list35541634" text:continue-numbering="true" text:style-name="L1">
        <text:list-header>
          <text:p text:style-name="P7">Insert Back</text:p>
        </text:list-header>
      </text:list>
      <table:table table:name="Table13" table:style-name="Table13">
        <table:table-column table:style-name="Table13.A" table:number-columns-repeated="4"/>
        <table:table-row>
          <table:table-cell table:style-name="Table13.A1" office:value-type="string">
            <text:p text:style-name="P3">N</text:p>
          </table:table-cell>
          <table:table-cell table:style-name="Table13.A1" office:value-type="string">
            <text:p text:style-name="P3">Difference</text:p>
          </table:table-cell>
          <table:table-cell table:style-name="Table13.A1" office:value-type="string">
            <text:p text:style-name="P3">Total Operations</text:p>
          </table:table-cell>
          <table:table-cell table:style-name="Table13.D1" office:value-type="string">
            <text:p text:style-name="P3">Time Milliseconds</text:p>
          </table:table-cell>
        </table:table-row>
        <table:table-row>
          <table:table-cell table:style-name="Table13.A2" office:value-type="float" office:value="1000">
            <text:p text:style-name="P3">1000</text:p>
          </table:table-cell>
          <table:table-cell table:style-name="Table13.B2" office:value-type="string">
            <text:p text:style-name="P3"/>
          </table:table-cell>
          <table:table-cell table:style-name="Table13.A2" office:value-type="float" office:value="8000">
            <text:p text:style-name="P3">8000</text:p>
          </table:table-cell>
          <table:table-cell table:style-name="Table13.D2" office:value-type="float" office:value="0">
            <text:p text:style-name="P3">0</text:p>
          </table:table-cell>
        </table:table-row>
        <table:table-row>
          <table:table-cell table:style-name="Table13.A2" office:value-type="float" office:value="2000">
            <text:p text:style-name="P3">2000</text:p>
          </table:table-cell>
          <table:table-cell table:style-name="Table13.A2" table:formula="ooow:&lt;C3&gt;-&lt;C2&gt;" office:value-type="float" office:value="8000">
            <text:p text:style-name="P3">8000</text:p>
          </table:table-cell>
          <table:table-cell table:style-name="Table13.A2" office:value-type="float" office:value="16000">
            <text:p text:style-name="P3">16000</text:p>
          </table:table-cell>
          <table:table-cell table:style-name="Table13.D2" office:value-type="float" office:value="0">
            <text:p text:style-name="P3">0</text:p>
          </table:table-cell>
        </table:table-row>
        <table:table-row>
          <table:table-cell table:style-name="Table13.A2" office:value-type="float" office:value="4000">
            <text:p text:style-name="P3">4000</text:p>
          </table:table-cell>
          <table:table-cell table:style-name="Table13.A2" table:formula="ooow:&lt;C4&gt;-&lt;C3&gt;" office:value-type="float" office:value="16000">
            <text:p text:style-name="P3">16000</text:p>
          </table:table-cell>
          <table:table-cell table:style-name="Table13.A2" office:value-type="float" office:value="32000">
            <text:p text:style-name="P3">32000</text:p>
          </table:table-cell>
          <table:table-cell table:style-name="Table13.D2" office:value-type="float" office:value="0">
            <text:p text:style-name="P3">0</text:p>
          </table:table-cell>
        </table:table-row>
        <table:table-row>
          <table:table-cell table:style-name="Table13.A2" office:value-type="float" office:value="8000">
            <text:p text:style-name="P3">8000</text:p>
          </table:table-cell>
          <table:table-cell table:style-name="Table13.A2" table:formula="ooow:&lt;C5&gt;-&lt;C4&gt;" office:value-type="float" office:value="32000">
            <text:p text:style-name="P3">32000</text:p>
          </table:table-cell>
          <table:table-cell table:style-name="Table13.A2" office:value-type="float" office:value="64000">
            <text:p text:style-name="P3">64000</text:p>
          </table:table-cell>
          <table:table-cell table:style-name="Table13.D2" office:value-type="float" office:value="1">
            <text:p text:style-name="P3">1</text:p>
          </table:table-cell>
        </table:table-row>
      </table:table>
      <text:list xml:id="list35536603" text:continue-numbering="true" text:style-name="L1">
        <text:list-header>
          <text:p text:style-name="P7">Insert Sorted</text:p>
        </text:list-header>
      </text:list>
      <table:table table:name="Table14" table:style-name="Table14">
        <table:table-column table:style-name="Table14.A" table:number-columns-repeated="4"/>
        <table:table-row>
          <table:table-cell table:style-name="Table14.A1" office:value-type="string">
            <text:p text:style-name="P3">N</text:p>
          </table:table-cell>
          <table:table-cell table:style-name="Table14.A1" office:value-type="string">
            <text:p text:style-name="P3">Difference</text:p>
          </table:table-cell>
          <table:table-cell table:style-name="Table14.A1" office:value-type="string">
            <text:p text:style-name="P3">Total Operations</text:p>
          </table:table-cell>
          <table:table-cell table:style-name="Table14.D1" office:value-type="string">
            <text:p text:style-name="P3">Time Milliseconds</text:p>
          </table:table-cell>
        </table:table-row>
        <table:table-row>
          <table:table-cell table:style-name="Table14.A2" office:value-type="float" office:value="1000">
            <text:p text:style-name="P3">1000</text:p>
          </table:table-cell>
          <table:table-cell table:style-name="Table14.B2" office:value-type="string">
            <text:p text:style-name="P3"/>
          </table:table-cell>
          <table:table-cell table:style-name="Table14.A2" office:value-type="float" office:value="257553">
            <text:p text:style-name="P3">257553</text:p>
          </table:table-cell>
          <table:table-cell table:style-name="Table14.D2" office:value-type="float" office:value="2">
            <text:p text:style-name="P3">2</text:p>
          </table:table-cell>
        </table:table-row>
        <table:table-row>
          <table:table-cell table:style-name="Table14.A2" office:value-type="float" office:value="2000">
            <text:p text:style-name="P3">2000</text:p>
          </table:table-cell>
          <table:table-cell table:style-name="Table14.A2" table:formula="ooow:&lt;C3&gt;-&lt;C2&gt;" office:value-type="float" office:value="735585">
            <text:p text:style-name="P3">735585</text:p>
          </table:table-cell>
          <table:table-cell table:style-name="Table14.A2" office:value-type="float" office:value="993138">
            <text:p text:style-name="P3">993138</text:p>
          </table:table-cell>
          <table:table-cell table:style-name="Table14.D2" office:value-type="float" office:value="6">
            <text:p text:style-name="P3">6</text:p>
          </table:table-cell>
        </table:table-row>
        <table:table-row>
          <table:table-cell table:style-name="Table14.A2" office:value-type="float" office:value="4000">
            <text:p text:style-name="P3">4000</text:p>
          </table:table-cell>
          <table:table-cell table:style-name="Table14.A2" table:formula="ooow:&lt;C4&gt;-&lt;C3&gt;" office:value-type="float" office:value="3043807">
            <text:p text:style-name="P3">3043807</text:p>
          </table:table-cell>
          <table:table-cell table:style-name="Table14.A2" office:value-type="float" office:value="4036945">
            <text:p text:style-name="P3">4036945</text:p>
          </table:table-cell>
          <table:table-cell table:style-name="Table14.D2" office:value-type="float" office:value="30">
            <text:p text:style-name="P3">30</text:p>
          </table:table-cell>
        </table:table-row>
        <table:table-row>
          <table:table-cell table:style-name="Table14.A2" office:value-type="float" office:value="8000">
            <text:p text:style-name="P3">8000</text:p>
          </table:table-cell>
          <table:table-cell table:style-name="Table14.A2" table:formula="ooow:&lt;C5&gt;-&lt;C4&gt;" office:value-type="float" office:value="11838360">
            <text:p text:style-name="P3">11838360</text:p>
          </table:table-cell>
          <table:table-cell table:style-name="Table14.A2" office:value-type="float" office:value="15875305">
            <text:p text:style-name="P3">15875305</text:p>
          </table:table-cell>
          <table:table-cell table:style-name="Table14.D2" office:value-type="float" office:value="142">
            <text:p text:style-name="P3">142</text:p>
          </table:table-cell>
        </table:table-row>
      </table:table>
      <text:p text:style-name="P1"/>
      <text:p text:style-name="P1">Insert front and insert back should both be O(1), while insert sorted is O(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Risher</meta:initial-creator>
    <meta:creation-date>2016-04-14T15:14:01.12</meta:creation-date>
    <dc:date>2016-04-18T15:37:25.25</dc:date>
    <dc:creator>Michael Risher</dc:creator>
    <meta:editing-duration>PT8H17M</meta:editing-duration>
    <meta:editing-cycles>13</meta:editing-cycles>
    <meta:generator>OpenOffice/4.1.2$Win32 OpenOffice.org_project/412m3$Build-9782</meta:generator>
    <meta:document-statistic meta:table-count="14" meta:image-count="0" meta:object-count="26" meta:page-count="6" meta:paragraph-count="313" meta:word-count="519" meta:character-count="2907"/>
  </office:meta>
</office:document-meta>
</file>

<file path=Object 1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frac>
          <mrow>
            <msub>
              <mi>log</mi>
              <mi>h</mi>
            </msub>
            <mrow>
              <mo stretchy="false">(</mo>
              <mrow>
                <mi>x</mi>
              </mrow>
              <mo stretchy="false">)</mo>
            </mrow>
          </mrow>
          <mrow>
            <msub>
              <mi>log</mi>
              <mi>h</mi>
            </msub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log_B(x) = {log_h(x)} over {log_h(B)} </annotation>
  </semantics>
</math>
</file>

<file path=Object 10/content.xml><?xml version="1.0" encoding="utf-8"?>
<math xmlns="http://www.w3.org/1998/Math/MathML">
  <semantics>
    <mtable>
      <mtr>
        <mtd>
          <mrow>
            <mrow>
              <msup>
                <mi>x</mi>
                <mrow>
                  <mo stretchy="false">(</mo>
                  <mrow>
                    <mfrac>
                      <mrow>
                        <mn>1</mn>
                      </mrow>
                      <mrow>
                        <mi>w</mi>
                      </mrow>
                    </mfrac>
                  </mrow>
                  <mo stretchy="false">)</mo>
                </mrow>
              </msup>
              <mo stretchy="false">=</mo>
              <msup>
                <mi>B</mi>
                <mrow>
                  <mo stretchy="false">(</mo>
                  <mrow>
                    <mfrac>
                      <mrow>
                        <mn>1</mn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</mrow>
          </mrow>
        </mtd>
      </mtr>
      <mtr>
        <mtd>
          <mrow>
            <mrow>
              <mi>x</mi>
              <mo stretchy="false">=</mo>
              <msup>
                <mi>B</mi>
                <mrow>
                  <mo stretchy="false">(</mo>
                  <mrow>
                    <mfrac>
                      <mrow>
                        <mi>w</mi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</mrow>
          </mrow>
        </mtd>
      </mtr>
    </mtable>
    <annotation encoding="StarMath 5.0">x^( {1} over {w} ) = B^({1} over {r} ) newline
x = B^( {w} over {r} )
</annotation>
  </semantics>
</math>
</file>

<file path=Object 11/content.xml><?xml version="1.0" encoding="utf-8"?>
<math xmlns="http://www.w3.org/1998/Math/MathML">
  <semantics>
    <mrow>
      <mrow>
        <msup>
          <mi>B</mi>
          <mrow>
            <mo stretchy="false">(</mo>
            <mrow>
              <mfrac>
                <mrow>
                  <mi>w</mi>
                </mrow>
                <mrow>
                  <mi>r</mi>
                </mrow>
              </mfrac>
            </mrow>
            <mo stretchy="false">)</mo>
          </mrow>
        </msup>
        <mo stretchy="false">=</mo>
        <msup>
          <mi>B</mi>
          <mi>q</mi>
        </msup>
      </mrow>
    </mrow>
    <annotation encoding="StarMath 5.0">B^( {w} over {r} ) = B^q</annotation>
  </semantics>
</math>
</file>

<file path=Object 12/content.xml><?xml version="1.0" encoding="utf-8"?>
<math xmlns="http://www.w3.org/1998/Math/MathML">
  <semantics>
    <mrow>
      <mrow>
        <mi>q</mi>
        <mo stretchy="false">=</mo>
        <mfrac>
          <mrow>
            <mi>w</mi>
          </mrow>
          <mrow>
            <mi>r</mi>
          </mrow>
        </mfrac>
      </mrow>
    </mrow>
    <annotation encoding="StarMath 5.0">q = {w} over {r}</annotation>
  </semantics>
</math>
</file>

<file path=Object 13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frac>
          <mrow>
            <msub>
              <mi>log</mi>
              <mi>h</mi>
            </msub>
            <mrow>
              <mo stretchy="false">(</mo>
              <mrow>
                <mi>x</mi>
              </mrow>
              <mo stretchy="false">)</mo>
            </mrow>
          </mrow>
          <mrow>
            <msub>
              <mi>log</mi>
              <mi>h</mi>
            </msub>
            <mrow>
              <mo stretchy="false">(</mo>
              <mrow>
                <mi>B</mi>
              </mrow>
              <mo stretchy="false">)</mo>
            </mrow>
          </mrow>
        </mfrac>
      </mrow>
    </mrow>
    <annotation encoding="StarMath 5.0">log_B(x) = {log_h(x)} over {log_h(B)}</annotation>
  </semantics>
</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6.189cm" xlink:href=".." xlink:type="simple" chart:class="chart:line" chart:style-name="ch1">
        <chart:legend chart:legend-position="end" svg:x="12.14cm" svg:y="2.782cm" style:legend-expansion="high" chart:style-name="ch2"/>
        <chart:plot-area chart:style-name="ch3" table:cell-range-address="Table1.$A$2:.$A$5 Table1.$C$1:.$C$5" chart:data-source-has-labels="both" svg:x="1.357cm" svg:y="0.627cm" svg:width="10.145cm" svg:height="4.431cm">
          <chartooo:coordinate-region svg:x="3.46cm" svg:y="0.839cm" svg:width="7.392cm" svg:height="3.546cm"/>
          <chart:axis chart:dimension="x" chart:name="primary-x" chart:style-name="ch4" chartooo:axis-type="auto">
            <chartooo:date-scale/>
            <chart:title svg:x="6.253cm" svg:y="5.182cm" chart:style-name="ch5">
              <text:p>N</text:p>
            </chart:title>
            <chart:categories table:cell-range-address="Table1.$A$2:.$A$5"/>
          </chart:axis>
          <chart:axis chart:dimension="y" chart:name="primary-y" chart:style-name="ch4">
            <chart:title svg:x="0.451cm" svg:y="3.706cm" chart:style-name="ch6">
              <text:p>Operations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Table1.$C$2:.$C$5" chart:label-cell-address="Table1.$C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1.$C$1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Table1.$A$2:.$A$5</svg:desc>
                </draw:g>
              </table:table-cell>
              <table:table-cell office:value-type="float" office:value="301000000">
                <text:p>301000000</text:p>
                <draw:g>
                  <svg:desc>Table1.$C$2:.$C$5</svg:desc>
                </draw:g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602000000">
                <text:p>602000000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204000000">
                <text:p>1204000000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2408000000">
                <text:p>240800000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6.542cm" xlink:href=".." xlink:type="simple" chart:class="chart:line" chart:style-name="ch1">
        <chart:legend chart:legend-position="end" svg:x="13.119cm" svg:y="2.959cm" style:legend-expansion="high" chart:style-name="ch2"/>
        <chart:plot-area chart:style-name="ch3" table:cell-range-address="Table1.$A$2:.$A$5 Table1.$D$1:.$D$5" chart:data-source-has-labels="both" svg:x="1.357cm" svg:y="0.655cm" svg:width="11.124cm" svg:height="4.749cm">
          <chartooo:coordinate-region svg:x="2.349cm" svg:y="0.867cm" svg:width="9.482cm" svg:height="3.864cm"/>
          <chart:axis chart:dimension="x" chart:name="primary-x" chart:style-name="ch4" chartooo:axis-type="auto">
            <chartooo:date-scale/>
            <chart:title svg:x="6.743cm" svg:y="5.535cm" chart:style-name="ch5">
              <text:p>N</text:p>
            </chart:title>
            <chart:categories table:cell-range-address="Table1.$A$2:.$A$5"/>
          </chart:axis>
          <chart:axis chart:dimension="y" chart:name="primary-y" chart:style-name="ch4">
            <chart:title svg:x="0.451cm" svg:y="3.734cm" chart:style-name="ch6">
              <text:p>Time ms</text:p>
            </chart:title>
            <chart:grid chart:style-name="ch7" chart:class="major"/>
          </chart:axis>
          <chart:series chart:style-name="ch8" chart:values-cell-range-address="Table1.$D$2:.$D$5" chart:label-cell-address="Table1.$D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Table1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Table1.$A$2:.$A$5</svg:desc>
                </draw:g>
              </table:table-cell>
              <table:table-cell office:value-type="float" office:value="512">
                <text:p>512</text:p>
                <draw:g>
                  <svg:desc>Table1.$D$2:.$D$5</svg:desc>
                </draw:g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4919">
                <text:p>491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6.429cm" xlink:href=".." xlink:type="simple" chart:class="chart:line" chart:style-name="ch1">
        <chart:legend chart:legend-position="end" svg:x="12.149cm" svg:y="2.902cm" style:legend-expansion="high" chart:style-name="ch2"/>
        <chart:plot-area chart:style-name="ch3" table:cell-range-address="Table2.$A$2:.$A$5 Table2.$C$1:.$C$5" chart:data-source-has-labels="both" svg:x="1.358cm" svg:y="0.647cm" svg:width="10.151cm" svg:height="4.646cm">
          <chartooo:coordinate-region svg:x="3.276cm" svg:y="0.86cm" svg:width="7.583cm" svg:height="3.76cm"/>
          <chart:axis chart:dimension="x" chart:name="primary-x" chart:style-name="ch4" chartooo:axis-type="auto">
            <chartooo:date-scale/>
            <chart:title svg:x="6.257cm" svg:y="5.422cm" chart:style-name="ch5">
              <text:p>N</text:p>
            </chart:title>
            <chart:categories table:cell-range-address="Table2.$A$2:.$A$5"/>
          </chart:axis>
          <chart:axis chart:dimension="y" chart:name="primary-y" chart:style-name="ch4">
            <chart:title svg:x="0.451cm" svg:y="3.834cm" chart:style-name="ch6">
              <text:p>Operations</text:p>
            </chart:title>
            <chart:grid chart:style-name="ch7" chart:class="major"/>
          </chart:axis>
          <chart:series chart:style-name="ch8" chart:values-cell-range-address="Table2.$C$2:.$C$5" chart:label-cell-address="Table2.$C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2.$C$1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Table2.$A$2:.$A$5</svg:desc>
                </draw:g>
              </table:table-cell>
              <table:table-cell office:value-type="float" office:value="33000000">
                <text:p>33000000</text:p>
                <draw:g>
                  <svg:desc>Table2.$C$2:.$C$5</svg:desc>
                </draw:g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66000000">
                <text:p>66000000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32000000">
                <text:p>132000000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264000000">
                <text:p>26400000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math xmlns="http://www.w3.org/1998/Math/MathML">
  <semantics>
    <mrow>
      <mo stretchy="false">Ο</mo>
      <mrow>
        <mo stretchy="false">(</mo>
        <mrow>
          <msub>
            <mi>log</mi>
            <mn>2</mn>
          </msub>
          <mrow>
            <mo stretchy="false">(</mo>
            <mrow>
              <mi>N</mi>
            </mrow>
            <mo stretchy="false">)</mo>
          </mrow>
        </mrow>
        <mo stretchy="false">)</mo>
      </mrow>
    </mrow>
    <annotation encoding="StarMath 5.0">%OMICRON ( log_2( N ))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6.404cm" xlink:href=".." xlink:type="simple" chart:class="chart:line" chart:style-name="ch1">
        <chart:legend chart:legend-position="end" svg:x="13.128cm" svg:y="2.89cm" style:legend-expansion="high" chart:style-name="ch2"/>
        <chart:plot-area chart:style-name="ch3" table:cell-range-address="Table2.$A$2:.$A$5 Table2.$D$1:.$D$5" chart:data-source-has-labels="both" svg:x="1.358cm" svg:y="0.647cm" svg:width="11.13cm" svg:height="4.621cm">
          <chartooo:coordinate-region svg:x="2.165cm" svg:y="0.859cm" svg:width="9.673cm" svg:height="3.736cm"/>
          <chart:axis chart:dimension="x" chart:name="primary-x" chart:style-name="ch4" chartooo:axis-type="auto">
            <chartooo:date-scale/>
            <chart:title svg:x="6.747cm" svg:y="5.397cm" chart:style-name="ch5">
              <text:p>N</text:p>
            </chart:title>
            <chart:categories table:cell-range-address="Table2.$A$2:.$A$5"/>
          </chart:axis>
          <chart:axis chart:dimension="y" chart:name="primary-y" chart:style-name="ch4">
            <chart:title svg:x="0.451cm" svg:y="3.636cm" chart:style-name="ch6">
              <text:p>Time Ms</text:p>
            </chart:title>
            <chart:grid chart:style-name="ch7" chart:class="major"/>
          </chart:axis>
          <chart:series chart:style-name="ch8" chart:values-cell-range-address="Table2.$D$2:.$D$5" chart:label-cell-address="Table2.$D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Table2.$A$2:.$A$5</svg:desc>
                </draw:g>
              </table:table-cell>
              <table:table-cell office:value-type="float" office:value="82">
                <text:p>82</text:p>
                <draw:g>
                  <svg:desc>Table2.$D$2:.$D$5</svg:desc>
                </draw:g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726">
                <text:p>72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math xmlns="http://www.w3.org/1998/Math/MathML">
  <semantics>
    <mrow>
      <mo stretchy="false">Ο</mo>
      <mrow>
        <mo stretchy="false">(</mo>
        <mrow>
          <mi>N</mi>
        </mrow>
        <mo stretchy="false">)</mo>
      </mrow>
    </mrow>
    <annotation encoding="StarMath 5.0">%OMICRON ( N )</annotation>
  </semantics>
</math>
</file>

<file path=Object 2/content.xml><?xml version="1.0" encoding="utf-8"?>
<math xmlns="http://www.w3.org/1998/Math/MathML">
  <semantics>
    <mrow>
      <msub>
        <mi>log</mi>
        <mi>B</mi>
      </msub>
      <mrow>
        <mrow>
          <mo stretchy="false">(</mo>
          <mrow>
            <mi>x</mi>
          </mrow>
          <mo stretchy="false">)</mo>
        </mrow>
        <mo stretchy="false">=</mo>
        <mi>q</mi>
      </mrow>
    </mrow>
    <annotation encoding="StarMath 5.0">log_B(x) = q

</annotation>
  </semantics>
</math>
</file>

<file path=Object 20/content.xml><?xml version="1.0" encoding="utf-8"?>
<math xmlns="http://www.w3.org/1998/Math/MathML">
  <semantics>
    <mrow>
      <mo stretchy="false">Ο</mo>
      <mrow>
        <mo stretchy="false">(</mo>
        <mrow>
          <msup>
            <mi>N</mi>
            <mn>2</mn>
          </msup>
        </mrow>
        <mo stretchy="false">)</mo>
      </mrow>
    </mrow>
    <annotation encoding="StarMath 5.0">%OMICRON ( N^2 )</annotation>
  </semantics>
</math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6.741cm" xlink:href=".." xlink:type="simple" chart:class="chart:line" chart:style-name="ch1">
        <chart:legend chart:legend-position="end" svg:x="12.987cm" svg:y="3.058cm" style:legend-expansion="high" chart:style-name="ch2"/>
        <chart:plot-area chart:style-name="ch3" table:cell-range-address="Table3.$A$2:.$A$5 Table3.$C$1:.$C$5" chart:data-source-has-labels="both" svg:x="1.357cm" svg:y="0.671cm" svg:width="10.992cm" svg:height="4.928cm">
          <chartooo:coordinate-region svg:x="3.46cm" svg:y="0.883cm" svg:width="8.424cm" svg:height="4.043cm"/>
          <chart:axis chart:dimension="x" chart:name="primary-x" chart:style-name="ch4" chartooo:axis-type="auto">
            <chartooo:date-scale/>
            <chart:title svg:x="6.677cm" svg:y="5.734cm" chart:style-name="ch5">
              <text:p>N</text:p>
            </chart:title>
            <chart:categories table:cell-range-address="Table3.$A$2:.$A$5"/>
          </chart:axis>
          <chart:axis chart:dimension="y" chart:name="primary-y" chart:style-name="ch4">
            <chart:title svg:x="0.451cm" svg:y="3.999cm" chart:style-name="ch6">
              <text:p>Operations</text:p>
            </chart:title>
            <chart:grid chart:style-name="ch7" chart:class="major"/>
          </chart:axis>
          <chart:series chart:style-name="ch8" chart:values-cell-range-address="Table3.$C$2:.$C$5" chart:label-cell-address="Table3.$C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rations</text:p>
                <draw:g>
                  <svg:desc>Table3.$C$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Table3.$A$2:.$A$5</svg:desc>
                </draw:g>
              </table:table-cell>
              <table:table-cell office:value-type="float" office:value="306148138">
                <text:p>306148138</text:p>
                <draw:g>
                  <svg:desc>Table3.$C$2:.$C$5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12291596">
                <text:p>612291596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224564559">
                <text:p>1224564559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449224155">
                <text:p>244922415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6.741cm" xlink:href=".." xlink:type="simple" chart:class="chart:line" chart:style-name="ch1">
        <chart:legend chart:legend-position="end" svg:x="13.119cm" svg:y="3.058cm" style:legend-expansion="high" chart:style-name="ch2"/>
        <chart:plot-area chart:style-name="ch3" table:cell-range-address="Table3.$A$2:.$A$5 Table3.$D$1:.$D$5" chart:data-source-has-labels="both" svg:x="1.357cm" svg:y="0.671cm" svg:width="11.124cm" svg:height="4.928cm">
          <chartooo:coordinate-region svg:x="2.349cm" svg:y="0.884cm" svg:width="9.667cm" svg:height="4.042cm"/>
          <chart:axis chart:dimension="x" chart:name="primary-x" chart:style-name="ch4" chartooo:axis-type="auto">
            <chartooo:date-scale/>
            <chart:title svg:x="6.743cm" svg:y="5.734cm" chart:style-name="ch5">
              <text:p>N</text:p>
            </chart:title>
            <chart:categories table:cell-range-address="Table3.$A$2:.$A$5"/>
          </chart:axis>
          <chart:axis chart:dimension="y" chart:name="primary-y" chart:style-name="ch4">
            <chart:title svg:x="0.451cm" svg:y="4.079cm" chart:style-name="ch6">
              <text:p>MiliSeconds</text:p>
            </chart:title>
            <chart:grid chart:style-name="ch7" chart:class="major"/>
          </chart:axis>
          <chart:series chart:style-name="ch8" chart:values-cell-range-address="Table3.$D$2:.$D$5" chart:label-cell-address="Table3.$D$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ms)</text:p>
                <draw:g>
                  <svg:desc>Table3.$D$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Table3.$A$2:.$A$5</svg:desc>
                </draw:g>
              </table:table-cell>
              <table:table-cell office:value-type="float" office:value="616">
                <text:p>616</text:p>
                <draw:g>
                  <svg:desc>Table3.$D$2:.$D$5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5013">
                <text:p>501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5.531cm" xlink:href=".." xlink:type="simple" chart:class="chart:line" chart:style-name="ch1">
        <chart:legend chart:legend-position="end" svg:x="12.149cm" svg:y="2.453cm" style:legend-expansion="high" chart:style-name="ch2"/>
        <chart:plot-area chart:style-name="ch3" table:cell-range-address="Table4.$A$1:.$A$5 Table4.$C$1:.$C$5" chart:data-source-has-labels="both" svg:x="1.358cm" svg:y="0.575cm" svg:width="10.151cm" svg:height="3.838cm">
          <chartooo:coordinate-region svg:x="3.276cm" svg:y="0.788cm" svg:width="7.583cm" svg:height="2.952cm"/>
          <chart:axis chart:dimension="x" chart:name="primary-x" chart:style-name="ch4" chartooo:axis-type="auto">
            <chartooo:date-scale/>
            <chart:title svg:x="6.257cm" svg:y="4.524cm" chart:style-name="ch5">
              <text:p>N</text:p>
            </chart:title>
            <chart:categories table:cell-range-address="Table4.$A$2:.$A$5"/>
          </chart:axis>
          <chart:axis chart:dimension="y" chart:name="primary-y" chart:style-name="ch6">
            <chart:title svg:x="0.451cm" svg:y="3.358cm" chart:style-name="ch7">
              <text:p>Operations</text:p>
            </chart:title>
            <chart:grid chart:style-name="ch8" chart:class="major"/>
          </chart:axis>
          <chart:series chart:style-name="ch9" chart:values-cell-range-address="Table4.$C$2:.$C$5" chart:label-cell-address="Table4.$C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4.$C$1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Table4.$A$2:.$A$5</svg:desc>
                </draw:g>
              </table:table-cell>
              <table:table-cell office:value-type="float" office:value="29000000">
                <text:p>29000000</text:p>
                <draw:g>
                  <svg:desc>Table4.$C$2:.$C$5</svg:desc>
                </draw:g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58000000">
                <text:p>58000000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116000000">
                <text:p>116000000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232000000">
                <text:p>23200000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4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
</annotation>
  </semantics>
</math>
</file>

<file path=Object 25/content.xml><?xml version="1.0" encoding="utf-8"?>
<math xmlns="http://www.w3.org/1998/Math/MathML">
  <semantics>
    <mrow>
      <mi>O</mi>
      <mrow>
        <mo stretchy="false">(</mo>
        <mrow>
          <mi>N</mi>
        </mrow>
        <mo stretchy="false">)</mo>
      </mrow>
    </mrow>
    <annotation encoding="StarMath 5.0">O(N)</annotation>
  </semantics>
</math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4.446cm" xlink:href=".." xlink:type="simple" chart:class="chart:line" chart:style-name="ch1">
        <chart:legend chart:legend-position="end" svg:x="12.149cm" svg:y="1.911cm" style:legend-expansion="high" chart:style-name="ch2"/>
        <chart:plot-area chart:style-name="ch3" table:cell-range-address="Table5.$A$1:.$A$5 Table5.$C$1:.$C$5" chart:data-source-has-labels="both" svg:x="1.358cm" svg:y="0.487cm" svg:width="10.151cm" svg:height="2.863cm">
          <chartooo:coordinate-region svg:x="3.276cm" svg:y="0.7cm" svg:width="7.861cm" svg:height="1.977cm"/>
          <chart:axis chart:dimension="x" chart:name="primary-x" chart:style-name="ch4" chartooo:axis-type="auto">
            <chartooo:date-scale/>
            <chart:title svg:x="6.257cm" svg:y="3.439cm" chart:style-name="ch5">
              <text:p>N</text:p>
            </chart:title>
            <chart:categories table:cell-range-address="Table5.$A$2:.$A$5"/>
          </chart:axis>
          <chart:axis chart:dimension="y" chart:name="primary-y" chart:style-name="ch6">
            <chart:title svg:x="0.451cm" svg:y="2.782cm" chart:style-name="ch7">
              <text:p>Operations</text:p>
            </chart:title>
            <chart:grid chart:style-name="ch8" chart:class="major"/>
          </chart:axis>
          <chart:series chart:style-name="ch9" chart:values-cell-range-address="Table5.$C$2:.$C$5" chart:label-cell-address="Table5.$C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Operations</text:p>
                <draw:g>
                  <svg:desc>Table5.$C$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Table5.$A$2:.$A$5</svg:desc>
                </draw:g>
              </table:table-cell>
              <table:table-cell office:value-type="float" office:value="65533000">
                <text:p>65533000</text:p>
                <draw:g>
                  <svg:desc>Table5.$C$2:.$C$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31066000">
                <text:p>1310660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62132000">
                <text:p>262132000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524264000">
                <text:p>52426400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math xmlns="http://www.w3.org/1998/Math/MathML">
  <semantics>
    <mrow>
      <mrow>
        <mi>x</mi>
        <mo stretchy="false">=</mo>
        <msup>
          <mi>B</mi>
          <mi>q</mi>
        </msup>
      </mrow>
    </mrow>
    <annotation encoding="StarMath 5.0">x = B^q</annotation>
  </semantics>
</math>
</file>

<file path=Object 4/content.xml><?xml version="1.0" encoding="utf-8"?>
<math xmlns="http://www.w3.org/1998/Math/MathML">
  <semantics>
    <mrow>
      <msub>
        <mi>log</mi>
        <mi>h</mi>
      </msub>
      <mrow>
        <mrow>
          <mo stretchy="false">(</mo>
          <mrow>
            <mi>x</mi>
          </mrow>
          <mo stretchy="false">)</mo>
        </mrow>
        <mo stretchy="false">=</mo>
        <mi>w</mi>
      </mrow>
    </mrow>
    <annotation encoding="StarMath 5.0">log_h(x) = w

</annotation>
  </semantics>
</math>
</file>

<file path=Object 5/content.xml><?xml version="1.0" encoding="utf-8"?>
<math xmlns="http://www.w3.org/1998/Math/MathML">
  <semantics>
    <mrow>
      <mrow>
        <mi>x</mi>
        <mo stretchy="false">=</mo>
        <msup>
          <mi>h</mi>
          <mi>w</mi>
        </msup>
      </mrow>
    </mrow>
    <annotation encoding="StarMath 5.0">x = h^w</annotation>
  </semantics>
</math>
</file>

<file path=Object 6/content.xml><?xml version="1.0" encoding="utf-8"?>
<math xmlns="http://www.w3.org/1998/Math/MathML">
  <semantics>
    <mrow>
      <msub>
        <mi>log</mi>
        <mi>h</mi>
      </msub>
      <mrow>
        <mrow>
          <mo stretchy="false">(</mo>
          <mrow>
            <mi>B</mi>
          </mrow>
          <mo stretchy="false">)</mo>
        </mrow>
        <mo stretchy="false">=</mo>
        <mi>r</mi>
      </mrow>
    </mrow>
    <annotation encoding="StarMath 5.0">log_h(B) = r

</annotation>
  </semantics>
</math>
</file>

<file path=Object 7/content.xml><?xml version="1.0" encoding="utf-8"?>
<math xmlns="http://www.w3.org/1998/Math/MathML">
  <semantics>
    <mrow>
      <mrow>
        <mi>B</mi>
        <mo stretchy="false">=</mo>
        <msup>
          <mi>h</mi>
          <mi>r</mi>
        </msup>
      </mrow>
    </mrow>
    <annotation encoding="StarMath 5.0">B=h^r</annotation>
  </semantics>
</math>
</file>

<file path=Object 8/content.xml><?xml version="1.0" encoding="utf-8"?>
<math xmlns="http://www.w3.org/1998/Math/MathML">
  <semantics>
    <mtable>
      <mtr>
        <mtd>
          <mrow>
            <mrow>
              <mi>x</mi>
              <mo stretchy="false">=</mo>
              <msup>
                <mi>h</mi>
                <mi>w</mi>
              </msup>
            </mrow>
          </mrow>
        </mtd>
      </mtr>
      <mtr>
        <mtd>
          <mrow>
            <mrow>
              <msup>
                <mi>x</mi>
                <mrow>
                  <mo stretchy="false">(</mo>
                  <mrow>
                    <mfrac>
                      <mrow>
                        <mn>1</mn>
                      </mrow>
                      <mrow>
                        <mi>w</mi>
                      </mrow>
                    </mfrac>
                  </mrow>
                  <mo stretchy="false">)</mo>
                </mrow>
              </msup>
              <mo stretchy="false">=</mo>
              <mi>h</mi>
            </mrow>
          </mrow>
        </mtd>
      </mtr>
    </mtable>
    <annotation encoding="StarMath 5.0">x = h^w newline 
x^({1} over {w}) = h 
</annotation>
  </semantics>
</math>
</file>

<file path=Object 9/content.xml><?xml version="1.0" encoding="utf-8"?>
<math xmlns="http://www.w3.org/1998/Math/MathML">
  <semantics>
    <mtable>
      <mtr>
        <mtd>
          <mrow>
            <mrow>
              <mi>B</mi>
              <mo stretchy="false">=</mo>
              <msup>
                <mi>h</mi>
                <mi>r</mi>
              </msup>
            </mrow>
          </mrow>
        </mtd>
      </mtr>
      <mtr>
        <mtd>
          <mrow>
            <mrow>
              <msup>
                <mi>B</mi>
                <mrow>
                  <mo stretchy="false">(</mo>
                  <mrow>
                    <mfrac>
                      <mrow>
                        <mn>1</mn>
                      </mrow>
                      <mrow>
                        <mi>r</mi>
                      </mrow>
                    </mfrac>
                  </mrow>
                  <mo stretchy="false">)</mo>
                </mrow>
              </msup>
              <mo stretchy="false">=</mo>
              <mi>h</mi>
            </mrow>
          </mrow>
        </mtd>
      </mtr>
    </mtable>
    <annotation encoding="StarMath 5.0">B = h^r newline 
B^({1} over {r}) = h 
</annotation>
  </semantics>
</math>
</file>